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6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1.6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8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5" style:family="table-cell" style:parent-style-name="Default" style:data-style-name="N36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7" style:family="table-cell" style:parent-style-name="Default" style:data-style-name="N108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" style:family="table-cell" style:parent-style-name="Default" style:data-style-name="N107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6" style:family="table-cell" style:parent-style-name="Default" style:data-style-name="N41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" style:family="table-cell" style:parent-style-name="Default" style:data-style-name="N4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9" style:family="table-cell" style:parent-style-name="Default" style:data-style-name="N109">
      <style:table-cell-properties fo:background-color="transparent" fo:border="none"/>
      <style:paragraph-properties style:writing-mode="page"/>
      <style:text-properties fo:font-style="normal" fo:font-weight="normal"/>
    </style:style>
    <style:style style:name="T1" style:family="text">
      <style:text-properties fo:color="#000000" style:font-name="" fo:font-size="10pt" fo:font-weight="normal" style:text-underline-style="none" style:text-underline-color="font-color" fo:font-style="normal"/>
    </style:style>
  </office:automatic-styles>
  <office:body>
    <office:spreadsheet>
      <table:table table:name="Planilha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number-columns-repeated="1018" table:default-cell-style-name="ce4"/>
        <table:table-column table:style-name="co7" table:default-cell-style-name="ce4"/>
        <table:table-row table:style-name="ro1">
          <table:table-cell table:style-name="ce4" office:value-type="string" calcext:value-type="string">
            <text:p><text:span text:style-name="T1">Data</text:span></text:p>
          </table:table-cell>
          <table:table-cell table:style-name="ce4" office:value-type="string" calcext:value-type="string">
            <text:p><text:span text:style-name="T1">Hora inicio</text:span></text:p>
          </table:table-cell>
          <table:table-cell table:style-name="ce4" office:value-type="string" calcext:value-type="string">
            <text:p><text:span text:style-name="T1">Hora fim</text:span></text:p>
          </table:table-cell>
          <table:table-cell office:value-type="string" calcext:value-type="string">
            <text:p><text:span text:style-name="T1">Descrição</text:span></text:p>
          </table:table-cell>
          <table:table-cell table:style-name="ce4" office:value-type="string" calcext:value-type="string">
            <text:p><text:span text:style-name="T1">Tempo gasto</text:span></text:p>
          </table:table-cell>
          <table:table-cell table:number-columns-repeated="101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<text:span text:style-name="T1">Criação do projeto laravel e conexão com postgres</text:span>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6" table:formula="of:=SUM([.E$1:.E$1048576])" office:value-type="time" office:time-value="PT144H37M56S" calcext:value-type="time">
            <text:p>00:37:56</text:p>
          </table:table-cell>
          <table:table-cell table:number-columns-repeated="1017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<text:span text:style-name="T1">Casos de uso e começo do diagrama ER</text:span>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101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<text:span text:style-name="T1">Parte do diagrama ER e revisão geral do projeto</text:span>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5H19M59S" calcext:value-type="time">
            <text:p>15:19:59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101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pan text:style-name="T1">Mudança de planos: Pagamento não será redirecionado, falha ao gerar boleto</text:span>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101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<text:span text:style-name="T1">Request, Model, Migration, Seeder, API Route and Factory for User</text:span>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101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<text:span text:style-name="T1">Finalizado CRUD User</text:span>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101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<text:span text:style-name="T1">Início da autenticação</text:span></text:p>
          </table:table-cell>
          <table:table-cell table:formula="of:=[.C11]-[.B11]" office:value-type="time" office:time-value="PT01H54M59S" calcext:value-type="time">
            <text:p>01:54:59</text:p>
          </table:table-cell>
          <table:table-cell table:number-columns-repeated="101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<text:span text:style-name="T1">Autenticação e envio de e-mail</text:span>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101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6H49M59S" calcext:value-type="time">
            <text:p>16:49:59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Redefinição de senhas</text:span>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101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<text:span text:style-name="T1">Verificação de e-mail, refatoração e vue.js</text:span>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101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19M59S" calcext:value-type="time">
            <text:p>15:19:59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1019"/>
        </table:table-row>
        <table:table-row table:style-name="ro1">
          <table:table-cell office:value-type="date" office:date-value="2022-04-10" calcext:value-type="date">
            <text:p>10/04/20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1019"/>
        </table:table-row>
        <table:table-row table:style-name="ro1">
          <table:table-cell office:value-type="date" office:date-value="2022-04-11" calcext:value-type="date">
            <text:p>11/04/20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1019"/>
        </table:table-row>
        <table:table-row table:style-name="ro1">
          <table:table-cell office:value-type="date" office:date-value="2022-04-13" calcext:value-type="date">
            <text:p>13/04/20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1019"/>
        </table:table-row>
        <table:table-row table:style-name="ro1">
          <table:table-cell office:value-type="date" office:date-value="2022-04-14" calcext:value-type="date">
            <text:p>14/04/20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<text:span text:style-name="T1">Landing Page concluída</text:span>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date" office:date-value="2022-04-15" calcext:value-type="date">
            <text:p>15/04/20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<text:span text:style-name="T1">Estilizando Formulário de login</text:span>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<text:span text:style-name="T1">Estilizando Formulário de registro</text:span>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<text:span text:style-name="T1">Estilizando Formulário de registro</text:span>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<text:span text:style-name="T1">Editando Controller de registro</text:span>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<text:span text:style-name="T1">Form de verificação de e-mails e limpando blade APP</text:span>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Configure Vue3 and vue-router</text:span>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<text:span text:style-name="T1">Style header, footer and main content</text:span>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101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Img minify and frontend routes</text:span>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101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<text:span text:style-name="T1">Frontend Components and Home page</text:span>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101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<text:span text:style-name="T1">Solve client routing</text:span>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4-20" calcext:value-type="date">
            <text:p>20/04/20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Acompanhamento do projeto e testes iniciais</text:span>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4-21" calcext:value-type="date">
            <text:p>21/04/20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<text:span text:style-name="T1">Material Icons import</text:span>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1">
          <table:table-cell office:value-type="date" office:date-value="2022-04-21" calcext:value-type="date">
            <text:p>21/04/20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pan text:style-name="T1">Admin pages and some components</text:span>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1019"/>
        </table:table-row>
        <table:table-row table:style-name="ro1">
          <table:table-cell office:value-type="date" office:date-value="2022-04-23" calcext:value-type="date">
            <text:p>23/04/20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<text:span text:style-name="T1">Inputs and form data</text:span>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1019"/>
        </table:table-row>
        <table:table-row table:style-name="ro1">
          <table:table-cell office:value-type="date" office:date-value="2022-04-24" calcext:value-type="date">
            <text:p>24/04/20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<text:span text:style-name="T1">Admin: tournaments and users pages, client: tournaments and home page</text:span>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1">
          <table:table-cell office:value-type="date" office:date-value="2022-04-25" calcext:value-type="date">
            <text:p>25/04/20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Client frontend further styling and useful components, v-model correction</text:span>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101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Client profile page</text:span>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1019"/>
        </table:table-row>
        <table:table-row table:style-name="ro1">
          <table:table-cell office:value-type="date" office:date-value="2022-04-27" calcext:value-type="date">
            <text:p>27/04/20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<text:span text:style-name="T1">Admin modals and register components</text:span>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1019"/>
        </table:table-row>
        <table:table-row table:style-name="ro1">
          <table:table-cell office:value-type="date" office:date-value="2022-04-27" calcext:value-type="date">
            <text:p>27/04/20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<text:span text:style-name="T1">Better structure and admin pages</text:span>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1019"/>
        </table:table-row>
        <table:table-row table:style-name="ro1">
          <table:table-cell office:value-type="date" office:date-value="2022-04-29" calcext:value-type="date">
            <text:p>29/04/20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19M59S" calcext:value-type="time">
            <text:p>15:19:59</text:p>
          </table:table-cell>
          <table:table-cell office:value-type="string" calcext:value-type="string">
            <text:p><text:span text:style-name="T1">Admin settings page</text:span>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1">
          <table:table-cell office:value-type="date" office:date-value="2022-04-29" calcext:value-type="date">
            <text:p>29/04/2022</text:p>
          </table:table-cell>
          <table:table-cell office:value-type="time" office:time-value="PT16H49M59S" calcext:value-type="time">
            <text:p>16:49:59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<text:span text:style-name="T1">Backend stuff</text:span>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01" calcext:value-type="date">
            <text:p>01/05/20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<text:span text:style-name="T1">Tournaments migrations, ER and requests</text:span>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01" calcext:value-type="date">
            <text:p>01/05/20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API auth, tournament controller</text:span>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1019"/>
        </table:table-row>
        <table:table-row table:style-name="ro1">
          <table:table-cell office:value-type="date" office:date-value="2022-05-02" calcext:value-type="date">
            <text:p>02/05/20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Recurring tournaments controller and auth fixes</text:span>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pan text:style-name="T1">Create tournament modal</text:span>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<text:span text:style-name="T1">Hostgator credentials and SSH failure</text:span>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<text:span text:style-name="T1">User and tournaments dynamic data, Model adjustments</text:span>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<text:span text:style-name="T1">Dynamic prices landing page and some api resources</text:span>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<text:span text:style-name="T1">Global data and update plan prices</text:span>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<text:span text:style-name="T1">Dynamic users using store</text:span>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1">
          <table:table-cell office:value-type="date" office:date-value="2022-05-06" calcext:value-type="date">
            <text:p>06/05/20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<text:span text:style-name="T1">CRUD de notificações</text:span>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06" calcext:value-type="date">
            <text:p>06/05/20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Payment CRUD, EULA upload and Register user modal</text:span>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<text:span text:style-name="T1">notification intervals</text:span>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<text:span text:style-name="T1">CRUD notifications Frontend</text:span>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<text:span text:style-name="T1">Ad backend</text:span>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<text:span text:style-name="T1">Ads CUD</text:span>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<text:span text:style-name="T1">Finish Ads CRUD</text:span>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<text:span text:style-name="T1">Register Stepper</text:span>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Tournament Plataforms and types</text:span></text:p>
          </table:table-cell>
          <table:table-cell table:formula="of:=[.C61]-[.B61]" office:value-type="time" office:time-value="PT01H43M59S" calcext:value-type="time">
            <text:p>01:43:59</text:p>
          </table:table-cell>
          <table:table-cell table:number-columns-repeated="101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<text:span text:style-name="T1">Configuring php, composer, laravel and htaccess for production</text:span>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101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<text:span text:style-name="T1">Cadastro e aprovação de torneios (com recorrência)</text:span>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<text:span text:style-name="T1">Edição de Torneios e Insights (back e front)</text:span>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<text:span text:style-name="T1">Filtros de torneio e usuário</text:span>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<text:span text:style-name="T1">Filtros restantes de admin</text:span>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<text:span text:style-name="T1">Início da publicação admin</text:span>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Publicação admin</text:span>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101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Testes iniciais admin</text:span>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4M59S" calcext:value-type="time">
            <text:p>01:54:59</text:p>
          </table:table-cell>
          <table:table-cell office:value-type="string" calcext:value-type="string">
            <text:p><text:span text:style-name="T1">Favicon and password reset and update pages</text:span>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54M59S" calcext:value-type="time">
            <text:p>01:54:59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<text:span text:style-name="T1">Página de torneios client integrada</text:span>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<text:span text:style-name="T1">Fixed timeInput</text:span>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<text:span text:style-name="T1">Fixed htaccess redirects</text:span>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101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<text:span text:style-name="T1">Show notifications from user backend</text:span>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21" calcext:value-type="date">
            <text:p>21/05/2022</text:p>
          </table:table-cell>
          <table:table-cell office:value-type="time" office:time-value="PT18H19M59S" calcext:value-type="time">
            <text:p>18:19:59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Notifications fetch frontend</text:span>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21" calcext:value-type="date">
            <text:p>21/05/20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<text:span text:style-name="T1">Enable regular notification modal</text:span></text:p>
          </table:table-cell>
          <table:table-cell table:formula="of:=[.C76]-[.B76]" office:value-type="time" office:time-value="PT01H54M59S" calcext:value-type="time">
            <text:p>01:54:59</text:p>
          </table:table-cell>
          <table:table-cell table:number-columns-repeated="1019"/>
        </table:table-row>
        <table:table-row table:style-name="ro1">
          <table:table-cell office:value-type="date" office:date-value="2022-05-22" calcext:value-type="date">
            <text:p>22/05/20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<text:span text:style-name="T1">Enable regular notification integration</text:span></text:p>
          </table:table-cell>
          <table:table-cell table:formula="of:=[.C77]-[.B77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22" calcext:value-type="date">
            <text:p>22/05/20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Install serviceworker</text:span></text:p>
          </table:table-cell>
          <table:table-cell table:formula="of:=[.C78]-[.B78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23" calcext:value-type="date">
            <text:p>23/05/20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<text:span text:style-name="T1">Notificações sendo exibidas, a princípio</text:span></text:p>
          </table:table-cell>
          <table:table-cell table:formula="of:=[.C79]-[.B79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23" calcext:value-type="date">
            <text:p>23/05/20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<text:span text:style-name="T1">Notificações sendo exibidas, a princípio</text:span></text:p>
          </table:table-cell>
          <table:table-cell table:formula="of:=[.C80]-[.B80]" office:value-type="time" office:time-value="PT03H40M00S" calcext:value-type="time">
            <text:p>03:40:00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Instalando ambiente no notebook</text:span></text:p>
          </table:table-cell>
          <table:table-cell table:formula="of:=[.C81]-[.B81]" office:value-type="time" office:time-value="PT01H40M00S" calcext:value-type="time">
            <text:p>01:40:00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7H20M00S" calcext:value-type="time">
            <text:p>17:20:00</text:p>
          </table:table-cell>
          <table:table-cell office:value-type="time" office:time-value="PT18H19M59S" calcext:value-type="time">
            <text:p>18:19:59</text:p>
          </table:table-cell>
          <table:table-cell office:value-type="string" calcext:value-type="string">
            <text:p><text:span text:style-name="T1">Disable notifications back e front</text:span></text:p>
          </table:table-cell>
          <table:table-cell table:formula="of:=[.C82]-[.B82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<text:span text:style-name="T1">Setup new environment</text:span></text:p>
          </table:table-cell>
          <table:table-cell table:formula="of:=[.C83]-[.B83]" office:value-type="time" office:time-value="PT02H39M59S" calcext:value-type="time">
            <text:p>02:39:59</text:p>
          </table:table-cell>
          <table:table-cell table:number-columns-repeated="1019"/>
        </table:table-row>
        <table:table-row table:style-name="ro2">
          <table:table-cell office:value-type="date" office:date-value="2022-05-27" calcext:value-type="date">
            <text:p>27/05/2022</text:p>
          </table:table-cell>
          <table:table-cell office:value-type="time" office:time-value="PT20H30M00S" calcext:value-type="time">
            <text:p>20:30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<text:span text:style-name="T1">Visão geral dos protocolos do mercadopago</text:span></text:p>
          </table:table-cell>
          <table:table-cell table:formula="of:=[.C84]-[.B84]" office:value-type="time" office:time-value="PT01H40M00S" calcext:value-type="time">
            <text:p>01:40:00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5-30" calcext:value-type="date">
            <text:p>30-mai</text:p>
          </table:table-cell>
          <table:table-cell office:value-type="time" office:time-value="PT15H19M59S" calcext:value-type="time">
            <text:p>15:19:59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Leitura e testes com API mercadopago</text:span></text:p>
          </table:table-cell>
          <table:table-cell table:formula="of:=[.C85]-[.B85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2">
          <table:table-cell table:style-name="ce8" office:value-type="date" office:date-value="2022-05-30" calcext:value-type="date">
            <text:p>30-mai</text:p>
          </table:table-cell>
          <table:table-cell office:value-type="time" office:time-value="PT18H50M00S" calcext:value-type="time">
            <text:p>18:50:00</text:p>
          </table:table-cell>
          <table:table-cell table:style-name="ce9" office:value-type="time" office:time-value="PT20H05M00S" calcext:value-type="time">
            <text:p>20:05:00</text:p>
          </table:table-cell>
          <table:table-cell office:value-type="string" calcext:value-type="string">
            <text:p>Exemplo mercadopago frontend and fix bugs</text:p>
          </table:table-cell>
          <table:table-cell table:formula="of:=[.C86]-[.B86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2">
          <table:table-cell table:style-name="ce8" office:value-type="date" office:date-value="2022-05-30" calcext:value-type="date">
            <text:p>30-mai</text:p>
          </table:table-cell>
          <table:table-cell table:style-name="ce12" office:value-type="time" office:time-value="PT20H50M00S" calcext:value-type="time">
            <text:p>20:50:00</text:p>
          </table:table-cell>
          <table:table-cell table:style-name="ce12" office:value-type="time" office:time-value="PT21H40M00S" calcext:value-type="time">
            <text:p>21:40:00</text:p>
          </table:table-cell>
          <table:table-cell office:value-type="string" calcext:value-type="string">
            <text:p>Arrumando ambiente de integração</text:p>
          </table:table-cell>
          <table:table-cell table:formula="of:=[.C87]-[.B87]" office:value-type="time" office:time-value="PT00H50M00S" calcext:value-type="time">
            <text:p>00:50:00</text:p>
          </table:table-cell>
          <table:table-cell table:number-columns-repeated="1019"/>
        </table:table-row>
        <table:table-row table:style-name="ro2">
          <table:table-cell table:style-name="ce8" office:value-type="date" office:date-value="2022-05-30" calcext:value-type="date">
            <text:p>30-mai</text:p>
          </table:table-cell>
          <table:table-cell table:style-name="ce12" office:value-type="time" office:time-value="PT21H40M00S" calcext:value-type="time">
            <text:p>21:40:00</text:p>
          </table:table-cell>
          <table:table-cell table:style-name="ce12" office:value-type="time" office:time-value="PT23H30M00S" calcext:value-type="time">
            <text:p>23:30:00</text:p>
          </table:table-cell>
          <table:table-cell office:value-type="string" calcext:value-type="string">
            <text:p>Mentoria e card token enviado</text:p>
          </table:table-cell>
          <table:table-cell table:formula="of:=[.C88]-[.B88]" office:value-type="time" office:time-value="PT01H50M00S" calcext:value-type="time">
            <text:p>01:50:00</text:p>
          </table:table-cell>
          <table:table-cell table:number-columns-repeated="1019"/>
        </table:table-row>
        <table:table-row table:style-name="ro2">
          <table:table-cell table:style-name="ce4" table:number-columns-repeated="3"/>
          <table:table-cell/>
          <table:table-cell table:formula="of:=[.C89]-[.B8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2">
          <table:table-cell table:style-name="ce4" table:number-columns-repeated="3"/>
          <table:table-cell/>
          <table:table-cell table:formula="of:=[.C90]-[.B9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2">
          <table:table-cell table:style-name="ce4" table:number-columns-repeated="3"/>
          <table:table-cell/>
          <table:table-cell table:formula="of:=[.C91]-[.B9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2">
          <table:table-cell table:style-name="ce4" table:number-columns-repeated="3"/>
          <table:table-cell/>
          <table:table-cell table:formula="of:=[.C92]-[.B9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2">
          <table:table-cell table:style-name="ce4" table:number-columns-repeated="3"/>
          <table:table-cell/>
          <table:table-cell table:formula="of:=[.C93]-[.B9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2">
          <table:table-cell table:style-name="ce4" table:number-columns-repeated="3"/>
          <table:table-cell/>
          <table:table-cell table:formula="of:=[.C94]-[.B94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2">
          <table:table-cell table:style-name="ce4" table:number-columns-repeated="3"/>
          <table:table-cell/>
          <table:table-cell table:formula="of:=[.C95]-[.B95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2">
          <table:table-cell table:style-name="ce4" table:number-columns-repeated="3"/>
          <table:table-cell/>
          <table:table-cell table:formula="of:=[.C96]-[.B9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2">
          <table:table-cell table:style-name="ce4" table:number-columns-repeated="3"/>
          <table:table-cell/>
          <table:table-cell table:formula="of:=[.C97]-[.B9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3">
          <table:table-cell table:style-name="ce4" table:number-columns-repeated="3"/>
          <table:table-cell/>
          <table:table-cell table:style-name="ce4"/>
          <table:table-cell table:number-columns-repeated="1019"/>
        </table:table-row>
        <table:table-row table:style-name="ro4">
          <table:table-cell table:style-name="ce4" table:number-columns-repeated="3"/>
          <table:table-cell/>
          <table:table-cell table:style-name="ce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</number:date-style>
    <number:date-style style:name="N108">
      <number:day/>
      <number:text>-</number:text>
      <number:month number:textual="true"/>
    </number:date-style>
    <number:time-style style:name="N109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0pt" fo:font-style="normal" fo:font-weight="normal" style:font-name-asian="Calibri" style:font-family-asian="Calibri" style:font-size-asian="10pt" style:font-name-complex="Calibri" style:font-family-complex="Calibri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8.401cm"/>
      </style:header-style>
      <style:footer-style>
        <style:header-footer-properties fo:min-height="8.401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/>
    <meta:creation-date/>
    <meta:editing-cycles>4</meta:editing-cycles>
    <meta:editing-duration>PT2H13M1S</meta:editing-duration>
    <dc:date>2022-05-30T23:35:33.275000000</dc:date>
    <meta:document-statistic meta:table-count="1" meta:cell-count="450" meta:object-count="0"/>
  </office:meta>
</office:document-meta>
</file>